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tempt1" table:style-name="ta1">
        <table:shapes>
          <draw:frame draw:z-index="0" draw:style-name="gr1" draw:text-style-name="P1" svg:width="1196.93pt" svg:height="551.91pt" svg:x="216pt" svg:y="3pt">
            <draw:object draw:notify-on-update-of-ranges="attempt1.A1:attempt1.A1 attempt1.A2:attempt1.A819 attempt1.B1:attempt1.B1 attempt1.B2:attempt1.B819 attempt1.A1:attempt1.A1 attempt1.A2:attempt1.A819 attempt1.C1:attempt1.C1 attempt1.C2:attempt1.C819 attempt1.A1:attempt1.A1 attempt1.A2:attempt1.A819 attempt1.D1:attempt1.D1 attempt1.D2:attempt1.D8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14:46:40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1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8" calcext:value-type="float">
            <text:p>27.8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9" calcext:value-type="float">
            <text:p>27.9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4" calcext:value-type="float">
            <text:p>28.4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8" calcext:value-type="float">
            <text:p>28.8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8" calcext:value-type="float">
            <text:p>29.8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2.3" calcext:value-type="float">
            <text:p>32.3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3.4" calcext:value-type="float">
            <text:p>33.4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4.2" calcext:value-type="float">
            <text:p>34.2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6.4" calcext:value-type="float">
            <text:p>36.4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7.2" calcext:value-type="float">
            <text:p>37.2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0.4" calcext:value-type="float">
            <text:p>40.4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5.3" calcext:value-type="float">
            <text:p>45.3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7.5" calcext:value-type="float">
            <text:p>47.5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9.8" calcext:value-type="float">
            <text:p>49.8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2.2" calcext:value-type="float">
            <text:p>52.2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6.7" calcext:value-type="float">
            <text:p>56.7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9.1" calcext:value-type="float">
            <text:p>59.1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4" calcext:value-type="float">
            <text:p>64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69.1" calcext:value-type="float">
            <text:p>69.1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1.7" calcext:value-type="float">
            <text:p>71.7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7" calcext:value-type="float">
            <text:p>77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2.2" calcext:value-type="float">
            <text:p>82.2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4.9" calcext:value-type="float">
            <text:p>84.9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87.4" calcext:value-type="float">
            <text:p>87.4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5.1" calcext:value-type="float">
            <text:p>95.1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7.6" calcext:value-type="float">
            <text:p>97.6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0.1" calcext:value-type="float">
            <text:p>100.1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2.3" calcext:value-type="float">
            <text:p>102.3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4.7" calcext:value-type="float">
            <text:p>104.7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1.3" calcext:value-type="float">
            <text:p>111.3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5.6" calcext:value-type="float">
            <text:p>115.6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7.7" calcext:value-type="float">
            <text:p>117.7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1.9" calcext:value-type="float">
            <text:p>121.9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5.6" calcext:value-type="float">
            <text:p>125.6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6.5" calcext:value-type="float">
            <text:p>126.5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2.7" calcext:value-type="float">
            <text:p>132.7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3.5" calcext:value-type="float">
            <text:p>133.5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5.6" calcext:value-type="float">
            <text:p>135.6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3" calcext:value-type="float">
            <text:p>138.3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8.9" calcext:value-type="float">
            <text:p>138.9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9" calcext:value-type="float">
            <text:p>139.9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8" calcext:value-type="float">
            <text:p>142.8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3.5" calcext:value-type="float">
            <text:p>143.5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2" calcext:value-type="float">
            <text:p>144.2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8" calcext:value-type="float">
            <text:p>145.8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3" calcext:value-type="float">
            <text:p>146.3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6.7" calcext:value-type="float">
            <text:p>146.7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4" calcext:value-type="float">
            <text:p>147.4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6" calcext:value-type="float">
            <text:p>147.6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3" calcext:value-type="float">
            <text:p>148.3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3" calcext:value-type="float">
            <text:p>148.3</text:p>
          </table:table-cell>
          <table:table-cell office:value-type="float" office:value="90" calcext:value-type="float">
            <text:p>90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2" calcext:value-type="float">
            <text:p>148.2</text:p>
          </table:table-cell>
          <table:table-cell office:value-type="float" office:value="90" calcext:value-type="float">
            <text:p>90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7" calcext:value-type="float">
            <text:p>14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6:35:06.808558686</dc:date>
    <meta:editing-duration>PT1H6M5S</meta:editing-duration>
    <meta:editing-cycles>2</meta:editing-cycles>
    <meta:document-statistic meta:table-count="1" meta:cell-count="327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226cm" svg:height="19.471cm" xlink:href=".." xlink:type="simple" chart:class="chart:scatter" chart:style-name="ch1">
        <chart:legend chart:legend-position="bottom" svg:x="18.314cm" svg:y="18.872cm" style:legend-expansion="wide" chart:style-name="ch2"/>
        <chart:plot-area chart:style-name="ch3" table:cell-range-address="attempt1.A1:attempt1.D819" chart:data-source-has-labels="row" svg:x="0.844cm" svg:y="0.389cm" svg:width="40.538cm" svg:height="17.91cm">
          <chartooo:coordinate-region svg:x="1.465cm" svg:y="0.588cm" svg:width="39.452cm" svg:height="17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ttempt1.B2:attempt1.B819" chart:label-cell-address="attempt1.B1:attempt1.B1" chart:class="chart:scatter">
            <chart:domain table:cell-range-address="attempt1.A2:attempt1.A819"/>
            <chart:data-point chart:repeated="818"/>
          </chart:series>
          <chart:series chart:style-name="ch8" chart:values-cell-range-address="attempt1.C2:attempt1.C819" chart:label-cell-address="attempt1.C1:attempt1.C1" chart:class="chart:scatter">
            <chart:data-point chart:repeated="818"/>
          </chart:series>
          <chart:series chart:style-name="ch9" chart:values-cell-range-address="attempt1.D2:attempt1.D819" chart:label-cell-address="attempt1.D1:attempt1.D1" chart:class="chart:scatter">
            <chart:data-point chart:repeated="8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attempt1.B1:attempt1.B1</svg:desc>
                </draw:g>
              </table:table-cell>
              <table:table-cell office:value-type="string">
                <text:p>US</text:p>
                <draw:g>
                  <svg:desc>attempt1.C1:attempt1.C1</svg:desc>
                </draw:g>
              </table:table-cell>
              <table:table-cell office:value-type="string">
                <text:p>LS</text:p>
                <draw:g>
                  <svg:desc>attempt1.D1:attemp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ttempt1.A2:attempt1.A819</svg:desc>
                </draw:g>
              </table:table-cell>
              <table:table-cell office:value-type="float" office:value="27.6">
                <text:p>27.6</text:p>
                <draw:g>
                  <svg:desc>attempt1.B2:attempt1.B819</svg:desc>
                </draw:g>
              </table:table-cell>
              <table:table-cell office:value-type="float" office:value="31.48875">
                <text:p>31.48875</text:p>
                <draw:g>
                  <svg:desc>attempt1.C2:attempt1.C819</svg:desc>
                </draw:g>
              </table:table-cell>
              <table:table-cell office:value-type="float" office:value="27.8">
                <text:p>27.8</text:p>
                <draw:g>
                  <svg:desc>attempt1.D2:attempt1.D8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6">
                <text:p>27.6</text:p>
              </table:table-cell>
              <table:table-cell office:value-type="float" office:value="31.48875">
                <text:p>31.48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7">
                <text:p>27.7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7">
                <text:p>27.7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.7">
                <text:p>27.7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7">
                <text:p>27.7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7">
                <text:p>27.7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.7">
                <text:p>27.7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7">
                <text:p>27.7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.7">
                <text:p>27.7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7">
                <text:p>27.7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.7">
                <text:p>27.7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.8">
                <text:p>27.8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8">
                <text:p>27.8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.8">
                <text:p>27.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.8">
                <text:p>27.8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.8">
                <text:p>27.8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8">
                <text:p>27.8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8">
                <text:p>27.8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8">
                <text:p>27.8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.8">
                <text:p>27.8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8">
                <text:p>27.8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.9">
                <text:p>27.9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.9">
                <text:p>27.9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.9">
                <text:p>27.9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.9">
                <text:p>27.9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.9">
                <text:p>27.9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9">
                <text:p>27.9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9">
                <text:p>27.9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.9">
                <text:p>27.9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.9">
                <text:p>27.9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.9">
                <text:p>27.9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8.2">
                <text:p>28.2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8.2">
                <text:p>28.2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.2">
                <text:p>28.2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.2">
                <text:p>28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8.2">
                <text:p>28.2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.2">
                <text:p>28.2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.2">
                <text:p>28.2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.2">
                <text:p>28.2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8.2">
                <text:p>28.2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.2">
                <text:p>28.2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.4">
                <text:p>28.4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8.4">
                <text:p>28.4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.4">
                <text:p>28.4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.4">
                <text:p>28.4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.4">
                <text:p>28.4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.4">
                <text:p>28.4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.4">
                <text:p>28.4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8.4">
                <text:p>28.4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.4">
                <text:p>28.4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.4">
                <text:p>28.4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.8">
                <text:p>28.8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8">
                <text:p>28.8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.8">
                <text:p>28.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.8">
                <text:p>28.8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.8">
                <text:p>28.8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8.8">
                <text:p>28.8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8.8">
                <text:p>28.8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.8">
                <text:p>28.8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8.8">
                <text:p>28.8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8.8">
                <text:p>28.8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.3">
                <text:p>29.3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.3">
                <text:p>29.3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9.3">
                <text:p>29.3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.3">
                <text:p>29.3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9.3">
                <text:p>29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9.3">
                <text:p>29.3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9.3">
                <text:p>29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.3">
                <text:p>29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9.3">
                <text:p>29.3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9.3">
                <text:p>29.3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.8">
                <text:p>29.8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9.8">
                <text:p>29.8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9.8">
                <text:p>29.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9.8">
                <text:p>29.8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9.8">
                <text:p>29.8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9.8">
                <text:p>29.8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.8">
                <text:p>29.8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.8">
                <text:p>29.8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9.8">
                <text:p>29.8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9.8">
                <text:p>29.8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2.3">
                <text:p>32.3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2.3">
                <text:p>32.3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.3">
                <text:p>32.3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.3">
                <text:p>32.3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.3">
                <text:p>32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2.3">
                <text:p>32.3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.3">
                <text:p>32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2.3">
                <text:p>32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2.3">
                <text:p>32.3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2.3">
                <text:p>32.3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3.4">
                <text:p>33.4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3.4">
                <text:p>33.4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3.4">
                <text:p>33.4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3.4">
                <text:p>33.4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3.4">
                <text:p>33.4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3.4">
                <text:p>33.4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3.4">
                <text:p>33.4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3.4">
                <text:p>33.4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3.4">
                <text:p>33.4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3.4">
                <text:p>33.4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4.2">
                <text:p>34.2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4.2">
                <text:p>34.2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4.2">
                <text:p>34.2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4.2">
                <text:p>34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4.2">
                <text:p>34.2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4.2">
                <text:p>34.2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4.2">
                <text:p>34.2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4.2">
                <text:p>34.2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4.2">
                <text:p>34.2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4.2">
                <text:p>34.2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6.4">
                <text:p>36.4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6.4">
                <text:p>36.4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6.4">
                <text:p>36.4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6.4">
                <text:p>36.4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6.4">
                <text:p>36.4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6.4">
                <text:p>36.4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6.4">
                <text:p>36.4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6.4">
                <text:p>36.4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6.4">
                <text:p>36.4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6.4">
                <text:p>36.4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7.2">
                <text:p>37.2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7.2">
                <text:p>37.2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7.2">
                <text:p>37.2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7.2">
                <text:p>37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7.2">
                <text:p>37.2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7.2">
                <text:p>37.2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7.2">
                <text:p>37.2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7.2">
                <text:p>37.2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7.2">
                <text:p>37.2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7.2">
                <text:p>37.2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9.5">
                <text:p>39.5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9.5">
                <text:p>39.5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9.5">
                <text:p>39.5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9.5">
                <text:p>39.5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9.5">
                <text:p>39.5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9.5">
                <text:p>39.5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9.5">
                <text:p>39.5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9.5">
                <text:p>39.5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9.5">
                <text:p>39.5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9.5">
                <text:p>39.5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0.4">
                <text:p>40.4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0.4">
                <text:p>40.4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0.4">
                <text:p>40.4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0.4">
                <text:p>40.4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0.4">
                <text:p>40.4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0.4">
                <text:p>40.4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0.4">
                <text:p>40.4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0.4">
                <text:p>40.4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0.4">
                <text:p>40.4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0.4">
                <text:p>40.4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3.3">
                <text:p>43.3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3.3">
                <text:p>43.3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3.3">
                <text:p>43.3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3.3">
                <text:p>43.3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3.3">
                <text:p>43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3.3">
                <text:p>43.3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3.3">
                <text:p>43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3.3">
                <text:p>43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3.3">
                <text:p>43.3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3.3">
                <text:p>43.3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5.3">
                <text:p>45.3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5.3">
                <text:p>45.3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5.3">
                <text:p>45.3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5.3">
                <text:p>45.3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5.3">
                <text:p>45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5.3">
                <text:p>45.3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5.3">
                <text:p>45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5.3">
                <text:p>45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5.3">
                <text:p>45.3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7.5">
                <text:p>47.5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7.5">
                <text:p>47.5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7.5">
                <text:p>47.5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7.5">
                <text:p>47.5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7.5">
                <text:p>47.5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7.5">
                <text:p>47.5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7.5">
                <text:p>47.5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5">
                <text:p>47.5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9.8">
                <text:p>49.8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9.8">
                <text:p>49.8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9.8">
                <text:p>49.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9.8">
                <text:p>49.8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9.8">
                <text:p>49.8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9.8">
                <text:p>49.8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9.8">
                <text:p>49.8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9.8">
                <text:p>49.8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9.8">
                <text:p>49.8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2.2">
                <text:p>52.2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2.2">
                <text:p>52.2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2.2">
                <text:p>52.2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2.2">
                <text:p>52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2.2">
                <text:p>52.2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2.2">
                <text:p>52.2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2.2">
                <text:p>52.2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2.2">
                <text:p>52.2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2.2">
                <text:p>52.2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2.2">
                <text:p>52.2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4.3">
                <text:p>54.3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4.3">
                <text:p>54.3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4.3">
                <text:p>54.3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4.3">
                <text:p>54.3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4.3">
                <text:p>54.3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4.3">
                <text:p>54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4.3">
                <text:p>54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4.3">
                <text:p>54.3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4.3">
                <text:p>54.3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6.7">
                <text:p>56.7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6.7">
                <text:p>56.7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6.7">
                <text:p>56.7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6.7">
                <text:p>56.7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6.7">
                <text:p>56.7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6.7">
                <text:p>56.7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6.7">
                <text:p>56.7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6.7">
                <text:p>56.7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6.7">
                <text:p>56.7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6.7">
                <text:p>56.7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9.1">
                <text:p>59.1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9.1">
                <text:p>59.1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9.1">
                <text:p>59.1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9.1">
                <text:p>59.1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9.1">
                <text:p>59.1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9.1">
                <text:p>59.1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9.1">
                <text:p>59.1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9.1">
                <text:p>59.1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9.1">
                <text:p>59.1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1.5">
                <text:p>61.5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1.5">
                <text:p>61.5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1.5">
                <text:p>61.5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1.5">
                <text:p>61.5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1.5">
                <text:p>61.5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1.5">
                <text:p>61.5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1.5">
                <text:p>61.5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1.5">
                <text:p>61.5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1.5">
                <text:p>61.5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4">
                <text:p>64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4">
                <text:p>64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4">
                <text:p>64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4">
                <text:p>64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4">
                <text:p>64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4">
                <text:p>64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4">
                <text:p>64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6.6">
                <text:p>66.6</text:p>
              </table:table-cell>
              <table:table-cell office:value-type="float" office:value="31.48875">
                <text:p>31.48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6.6">
                <text:p>66.6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6.6">
                <text:p>66.6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6.6">
                <text:p>66.6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6.6">
                <text:p>66.6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6.6">
                <text:p>66.6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6.6">
                <text:p>66.6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6.6">
                <text:p>66.6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6.6">
                <text:p>66.6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9.1">
                <text:p>69.1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9.1">
                <text:p>69.1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9.1">
                <text:p>69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9.1">
                <text:p>69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9.1">
                <text:p>69.1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9.1">
                <text:p>69.1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9.1">
                <text:p>69.1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9.1">
                <text:p>69.1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9.1">
                <text:p>69.1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1.7">
                <text:p>71.7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1.7">
                <text:p>71.7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1.7">
                <text:p>71.7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1.7">
                <text:p>71.7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1.7">
                <text:p>71.7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1.7">
                <text:p>71.7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1.7">
                <text:p>71.7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1.7">
                <text:p>71.7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1.7">
                <text:p>71.7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1.7">
                <text:p>71.7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4.4">
                <text:p>74.4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4.4">
                <text:p>74.4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4.4">
                <text:p>74.4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4.4">
                <text:p>74.4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4.4">
                <text:p>74.4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4.4">
                <text:p>74.4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4.4">
                <text:p>74.4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4.4">
                <text:p>74.4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4.4">
                <text:p>74.4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4.4">
                <text:p>74.4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7">
                <text:p>77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7">
                <text:p>77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7">
                <text:p>77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7">
                <text:p>77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7">
                <text:p>77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7">
                <text:p>77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7">
                <text:p>77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7">
                <text:p>77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9.6">
                <text:p>79.6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9.6">
                <text:p>79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9.6">
                <text:p>79.6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9.6">
                <text:p>79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9.6">
                <text:p>79.6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9.6">
                <text:p>79.6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9.6">
                <text:p>79.6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9.6">
                <text:p>79.6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9.6">
                <text:p>79.6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2.2">
                <text:p>82.2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2.2">
                <text:p>82.2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2.2">
                <text:p>82.2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2.2">
                <text:p>82.2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2.2">
                <text:p>82.2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2.2">
                <text:p>82.2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2.2">
                <text:p>82.2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2.2">
                <text:p>82.2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2.2">
                <text:p>82.2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2.2">
                <text:p>82.2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4.9">
                <text:p>84.9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4.9">
                <text:p>84.9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4.9">
                <text:p>84.9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4.9">
                <text:p>84.9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4.9">
                <text:p>84.9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4.9">
                <text:p>84.9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4.9">
                <text:p>84.9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4.9">
                <text:p>84.9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4.9">
                <text:p>84.9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7.4">
                <text:p>87.4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7.4">
                <text:p>87.4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7.4">
                <text:p>87.4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7.4">
                <text:p>87.4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7.4">
                <text:p>87.4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7.4">
                <text:p>87.4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7.4">
                <text:p>87.4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7.4">
                <text:p>87.4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7.4">
                <text:p>87.4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0.1">
                <text:p>90.1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0.1">
                <text:p>90.1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0.1">
                <text:p>90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0.1">
                <text:p>90.1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0.1">
                <text:p>90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0.1">
                <text:p>90.1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0.1">
                <text:p>90.1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0.1">
                <text:p>90.1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0.1">
                <text:p>90.1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2.6">
                <text:p>92.6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2.6">
                <text:p>92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2.6">
                <text:p>92.6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2.6">
                <text:p>92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2.6">
                <text:p>92.6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2.6">
                <text:p>92.6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2.6">
                <text:p>92.6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2.6">
                <text:p>92.6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2.6">
                <text:p>92.6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5.1">
                <text:p>95.1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5.1">
                <text:p>95.1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5.1">
                <text:p>95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5.1">
                <text:p>95.1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5.1">
                <text:p>95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5.1">
                <text:p>95.1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5.1">
                <text:p>95.1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5.1">
                <text:p>95.1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5.1">
                <text:p>95.1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7.6">
                <text:p>97.6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7.6">
                <text:p>97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7.6">
                <text:p>97.6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7.6">
                <text:p>97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7.6">
                <text:p>97.6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7.6">
                <text:p>97.6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7.6">
                <text:p>97.6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7.6">
                <text:p>97.6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7.6">
                <text:p>97.6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0.1">
                <text:p>100.1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0.1">
                <text:p>100.1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0.1">
                <text:p>100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0.1">
                <text:p>100.1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0.1">
                <text:p>100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0.1">
                <text:p>100.1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0.1">
                <text:p>100.1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0.1">
                <text:p>100.1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0.1">
                <text:p>100.1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2.3">
                <text:p>102.3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2.3">
                <text:p>102.3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2.3">
                <text:p>102.3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2.3">
                <text:p>102.3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2.3">
                <text:p>102.3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2.3">
                <text:p>102.3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2.3">
                <text:p>102.3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2.3">
                <text:p>102.3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2.3">
                <text:p>102.3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2.3">
                <text:p>102.3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4.7">
                <text:p>104.7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4.7">
                <text:p>104.7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4.7">
                <text:p>104.7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4.7">
                <text:p>104.7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4.7">
                <text:p>104.7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4.7">
                <text:p>104.7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4.7">
                <text:p>104.7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4.7">
                <text:p>104.7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4.7">
                <text:p>104.7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4.7">
                <text:p>104.7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7.1">
                <text:p>107.1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7.1">
                <text:p>107.1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7.1">
                <text:p>107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7.1">
                <text:p>107.1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7.1">
                <text:p>107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7.1">
                <text:p>107.1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7.1">
                <text:p>107.1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7.1">
                <text:p>107.1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7.1">
                <text:p>107.1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9.2">
                <text:p>109.2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9.2">
                <text:p>109.2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9.2">
                <text:p>109.2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9.2">
                <text:p>109.2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9.2">
                <text:p>109.2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9.2">
                <text:p>109.2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9.2">
                <text:p>109.2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9.2">
                <text:p>109.2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9.2">
                <text:p>109.2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9.2">
                <text:p>109.2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11.3">
                <text:p>111.3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1.3">
                <text:p>111.3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11.3">
                <text:p>111.3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11.3">
                <text:p>111.3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1.3">
                <text:p>111.3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11.3">
                <text:p>111.3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11.3">
                <text:p>111.3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11.3">
                <text:p>111.3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11.3">
                <text:p>111.3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11.3">
                <text:p>111.3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13.5">
                <text:p>113.5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3.5">
                <text:p>113.5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13.5">
                <text:p>113.5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13.5">
                <text:p>113.5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13.5">
                <text:p>113.5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13.5">
                <text:p>113.5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13.5">
                <text:p>113.5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13.5">
                <text:p>113.5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13.5">
                <text:p>113.5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15.6">
                <text:p>115.6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15.6">
                <text:p>115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15.6">
                <text:p>115.6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15.6">
                <text:p>115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15.6">
                <text:p>115.6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15.6">
                <text:p>115.6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5.6">
                <text:p>115.6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5.6">
                <text:p>115.6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5.6">
                <text:p>115.6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5.6">
                <text:p>115.6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7.7">
                <text:p>117.7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7.7">
                <text:p>117.7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17.7">
                <text:p>117.7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17.7">
                <text:p>117.7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17.7">
                <text:p>117.7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17.7">
                <text:p>117.7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17.7">
                <text:p>117.7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17.7">
                <text:p>117.7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17.7">
                <text:p>117.7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17.7">
                <text:p>117.7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19.8">
                <text:p>119.8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9.8">
                <text:p>119.8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19.8">
                <text:p>119.8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19.8">
                <text:p>119.8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19.8">
                <text:p>119.8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19.8">
                <text:p>119.8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19.8">
                <text:p>119.8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19.8">
                <text:p>119.8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19.8">
                <text:p>119.8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19.8">
                <text:p>119.8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21.9">
                <text:p>121.9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21.9">
                <text:p>121.9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21.9">
                <text:p>121.9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21.9">
                <text:p>121.9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21.9">
                <text:p>121.9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21.9">
                <text:p>121.9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21.9">
                <text:p>121.9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21.9">
                <text:p>121.9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21.9">
                <text:p>121.9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21.9">
                <text:p>121.9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22.9">
                <text:p>122.9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22.9">
                <text:p>122.9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2.9">
                <text:p>122.9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22.9">
                <text:p>122.9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22.9">
                <text:p>122.9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22.9">
                <text:p>122.9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22.9">
                <text:p>122.9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22.9">
                <text:p>122.9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22.9">
                <text:p>122.9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22.9">
                <text:p>122.9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25.6">
                <text:p>125.6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25.6">
                <text:p>125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25.6">
                <text:p>125.6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25.6">
                <text:p>125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25.6">
                <text:p>125.6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25.6">
                <text:p>125.6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25.6">
                <text:p>125.6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25.6">
                <text:p>125.6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25.6">
                <text:p>125.6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25.6">
                <text:p>125.6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26.5">
                <text:p>126.5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6.5">
                <text:p>126.5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26.5">
                <text:p>126.5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26.5">
                <text:p>126.5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26.5">
                <text:p>126.5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26.5">
                <text:p>126.5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26.5">
                <text:p>126.5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26.5">
                <text:p>126.5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26.5">
                <text:p>126.5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26.5">
                <text:p>126.5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29.2">
                <text:p>129.2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29.2">
                <text:p>129.2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29.2">
                <text:p>129.2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29.2">
                <text:p>129.2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29.2">
                <text:p>129.2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29.2">
                <text:p>129.2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29.2">
                <text:p>129.2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29.2">
                <text:p>129.2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29.2">
                <text:p>129.2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29.2">
                <text:p>129.2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32.7">
                <text:p>132.7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33.5">
                <text:p>133.5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35.6">
                <text:p>135.6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38.3">
                <text:p>138.3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38.9">
                <text:p>138.9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39.9">
                <text:p>139.9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42.8">
                <text:p>142.8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43.5">
                <text:p>143.5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44.2">
                <text:p>144.2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45.8">
                <text:p>145.8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46.3">
                <text:p>146.3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46.7">
                <text:p>146.7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47.4">
                <text:p>147.4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47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47.6">
                <text:p>147.6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48.3">
                <text:p>148.3</text:p>
              </table:table-cell>
              <table:table-cell office:value-type="float" office:value="90">
                <text:p>90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48.3">
                <text:p>148.3</text:p>
              </table:table-cell>
              <table:table-cell office:value-type="float" office:value="90">
                <text:p>9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48.2">
                <text:p>148.2</text:p>
              </table:table-cell>
              <table:table-cell office:value-type="float" office:value="90">
                <text:p>9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7">
                <text:p>14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